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52525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7.5935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0.449791666666667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lassroom/sig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ommons/openevse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6" table:formula="of:=[.G1]+1" table:style-name="ce1">
            <text:p>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7" table:formula="of:=[.G2]+1" table:style-name="ce1">
            <text:p>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8" table:formula="of:=[.G3]+1" table:style-name="ce1">
            <text:p>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8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9" table:formula="of:=[.G4]+1" table:style-name="ce1">
            <text:p>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0" table:formula="of:=[.G5]+1" table:style-name="ce1">
            <text:p>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1" table:formula="of:=[.G6]+1" table:style-name="ce1">
            <text:p>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2" table:formula="of:=[.G7]+1" table:style-name="ce1">
            <text:p>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9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3" table:formula="of:=[.G8]+1" table:style-name="ce1">
            <text:p>1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0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4" table:formula="of:=[.G9]+1" table:style-name="ce1">
            <text:p>1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5" table:formula="of:=[.G10]+1" table:style-name="ce1">
            <text:p>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6" table:formula="of:=[.G11]+1" table:style-name="ce1">
            <text:p>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machineShop/fans/ceiling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7" table:formula="of:=[.G12]+1" table:style-name="ce1">
            <text:p>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9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8" table:formula="of:=[.G13]+1" table:style-name="ce1">
            <text:p>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ommons/east-ceiling-fans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19" table:formula="of:=[.G14]+1" table:style-name="ce1">
            <text:p>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8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0" table:formula="of:=[.G15]+1" table:style-name="ce1">
            <text:p>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1" table:formula="of:=[.G16]+1" table:style-name="ce1">
            <text:p>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0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2" table:formula="of:=[.G17]+1" table:style-name="ce1">
            <text:p>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ommons/east-ceiling-fans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3" table:formula="of:=[.G18]+1" table:style-name="ce1">
            <text:p>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commons/lights/snappleVending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4" table:formula="of:=[.G19]+1" table:style-name="ce1">
            <text:p>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0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5" table:formula="of:=[.G20]+1" table:style-name="ce1">
            <text:p>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6" table:formula="of:=[.G21]+1" table:style-name="ce1">
            <text:p>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commons/discoBall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7" table:formula="of:=[.G22]+1" table:style-name="ce1">
            <text:p>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8" table:formula="of:=[.G23]+1" table:style-name="ce1">
            <text:p>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29" table:formula="of:=[.G24]+1" table:style-name="ce1">
            <text:p>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0" table:formula="of:=[.G25]+1" table:style-name="ce1">
            <text:p>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1" table:formula="of:=[.G26]+1" table:style-name="ce1">
            <text:p>3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2" table:formula="of:=[.G27]+1" table:style-name="ce1">
            <text:p>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3" table:formula="of:=[.G28]+1" table:style-name="ce1">
            <text:p>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2">
            <text:p><text:s/>"/i3/inside/machineShop/air-compressor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4" table:formula="of:=[.G29]+1" table:style-name="ce1">
            <text:p>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9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5" table:formula="of:=[.G30]+1" table:style-name="ce1">
            <text:p>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6" table:formula="of:=[.G31]+1" table:style-name="ce1">
            <text:p>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7" table:formula="of:=[.G32]+1" table:style-name="ce1">
            <text:p>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8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8" table:formula="of:=[.G33]+1" table:style-name="ce1">
            <text:p>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39" table:formula="of:=[.G34]+1" table:style-name="ce1">
            <text:p>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4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0" table:formula="of:=[.G35]+1" table:style-name="ce1">
            <text:p>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3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1" table:formula="of:=[.G36]+1" table:style-name="ce1">
            <text:p>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2" table:formula="of:=[.G37]+1" table:style-name="ce1">
            <text:p>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laserZone/vent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3" table:formula="of:=[.G38]+1" table:style-name="ce1">
            <text:p>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2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4" table:formula="of:=[.G39]+1" table:style-name="ce1">
            <text:p>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6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5" table:formula="of:=[.G40]+1" table:style-name="ce1">
            <text:p>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1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6" table:formula="of:=[.G41]+1" table:style-name="ce1">
            <text:p>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laserZone/ceiling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7" table:formula="of:=[.G42]+1" table:style-name="ce1">
            <text:p>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3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8" table:formula="of:=[.G43]+1" table:style-name="ce1">
            <text:p>4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fablab/vent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49" table:formula="of:=[.G44]+1" table:style-name="ce1">
            <text:p>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15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0" table:formula="of:=[.G45]+1" table:style-name="ce1">
            <text:p>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0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1" table:formula="of:=[.G46]+1" table:style-name="ce1">
            <text:p>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lights/027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2" table:formula="of:=[.G47]+1" table:style-name="ce1">
            <text:p>5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office-bathroom/light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3" table:formula="of:=[.G48]+1" table:style-name="ce1">
            <text:p>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"/i3/inside/commons/bathroom-vent-fan/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ledNum'</text:p>
          </table:table-cell>
          <table:table-cell office:value-type="string" table:style-name="ce1">
            <text:p>:</text:p>
          </table:table-cell>
          <table:table-cell office:value-type="float" office:value="54" table:formula="of:=[.G49]+1" table:style-name="ce1">
            <text:p>5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'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number-rows-repeated="1048526" table:style-name="ro1">
          <table:table-cell table:number-columns-repeated="16384"/>
        </table:table-row>
      </table:table>
      <table:database-ranges>
        <table:database-range table:target-range-address="Sheet1.A1:Sheet1.M46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0-21T06:05:29Z</dc:date>
  </office:meta>
</office:document-meta>
</file>